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4900000653B952C04F.png"/>
  <manifest:file-entry manifest:media-type="image/png" manifest:full-path="Pictures/10000000000007800000043818ED1148.png"/>
  <manifest:file-entry manifest:media-type="image/png" manifest:full-path="Pictures/10000000000007800000043830BD2917.png"/>
  <manifest:file-entry manifest:media-type="image/png" manifest:full-path="Pictures/1000000000000780000004389260EFFC.png"/>
  <manifest:file-entry manifest:media-type="image/png" manifest:full-path="Pictures/1000000000000724000003F98521808C.png"/>
  <manifest:file-entry manifest:media-type="image/png" manifest:full-path="Pictures/100000000000078000000438A37BD919.png"/>
  <manifest:file-entry manifest:media-type="image/png" manifest:full-path="Pictures/100000000000078000000438AC0777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8cm" svg:x="0.005cm" svg:y="2.638cm">
          <draw:image xlink:href="Pictures/100000000000078000000438AC077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8cm" svg:x="0.005cm" svg:y="2.638cm">
          <draw:image xlink:href="Pictures/1000000000000780000004389260EF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4.189cm" svg:height="20.999cm" svg:x="1.91cm" svg:y="0.012cm">
          <draw:image xlink:href="Pictures/100000000000074900000653B952C0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8cm" svg:x="0.005cm" svg:y="2.638cm">
          <draw:image xlink:href="Pictures/10000000000007800000043830BD29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5.748cm" svg:x="0.041cm" svg:y="2.638cm">
          <draw:image xlink:href="Pictures/100000000000078000000438A37BD9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576cm" svg:x="0.131cm" svg:y="2.916cm">
          <draw:image xlink:href="Pictures/1000000000000724000003F9852180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1" draw:layer="layout" svg:width="27.999cm" svg:height="15.748cm" svg:x="0.001cm" svg:y="3.048cm">
          <draw:image xlink:href="Pictures/10000000000007800000043818ED11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Smith</meta:initial-creator>
    <meta:creation-date>2019-11-10T10:36:46.81</meta:creation-date>
    <meta:editing-duration>P1DT8H14M8S</meta:editing-duration>
    <meta:editing-cycles>7</meta:editing-cycles>
    <dc:date>2019-12-26T09:47:38.24</dc:date>
    <dc:creator>Jeremy Smith</dc:creator>
    <meta:generator>OpenOffice/4.1.6$Win32 OpenOffice.org_project/416m1$Build-9790</meta:generator>
    <meta:document-statistic meta:object-count="44"/>
  </office:meta>
</office:document-meta>
</file>